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3.201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1.998cm"/>
      <style:paragraph-properties style:writing-mode="lr-tb"/>
    </style:style>
    <style:style style:name="pr8" style:family="presentation" style:parent-style-name="Midnightblue-outline1">
      <style:graphic-properties fo:min-height="10.501cm"/>
      <style:paragraph-properties style:writing-mode="lr-tb"/>
    </style:style>
    <style:style style:name="pr9" style:family="presentation" style:parent-style-name="Midnightblue-notes">
      <style:graphic-properties draw:fill-color="#ffffff" fo:min-height="13.364cm"/>
      <style:paragraph-properties style:writing-mode="lr-tb"/>
    </style:style>
    <style:style style:name="pr10" style:family="presentation" style:parent-style-name="Midnightblue2-title">
      <style:graphic-properties fo:min-height="5.75cm"/>
      <style:paragraph-properties style:writing-mode="lr-tb"/>
    </style:style>
    <style:style style:name="pr11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3.201cm" svg:x="1cm" svg:y="7.273cm" presentation:class="title" presentation:user-transformed="true">
          <draw:text-box>
            <text:p>Analysing the Issue of Methamphetamine abuse Through the See Judge Act Framework </text:p>
          </draw:text-box>
        </draw:frame>
        <draw:frame presentation:style-name="pr2" draw:text-style-name="P2" draw:layer="layout" svg:width="26cm" svg:height="4.125cm" svg:x="1cm" svg:y="10.875cm" presentation:class="subtitle" presentation:user-transformed="true">
          <draw:text-box>
            <text:p>James Macgillivray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See – Identifying the Issue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Drub abuse in Innisfail is very high relatively to other cities and towns</text:p>
              </text:list-item>
              <text:list-item>
                <text:p>Using population and crime statistics I found that in the past year 1.3% of Cassowary Coast residents have been charged with drug offences compared with 0.8% in Brisbane not including repeat offenders. <text:s/></text:p>
              </text:list-item>
              <text:list-item>
                <text:p>This is a 50% differen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See – Why is this an Issue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item>
                <text:p>In some circumstances using illicit substances can be only harmful to the one using the drug</text:p>
              </text:list-item>
              <text:list-item>
                <text:p>However this is obviously not always the case and many drugs make people extremely aggressive and and cause large amounts of violence in communities.</text:p>
              </text:list-item>
              <text:list-item>
                <text:p><text:s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2" presentation:presentation-page-layout-name="AL2T1">
        <office:forms form:automatic-focus="false" form:apply-design-mode="false"/>
        <draw:frame presentation:style-name="pr10" draw:text-style-name="P1" draw:layer="layout" svg:width="13cm" svg:height="4.5cm" svg:x="7.5cm" svg:y="4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1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Source Sans Pro" fo:font-size="24pt" fo:language="en" fo:country="AU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9T14:25:29.218370557</meta:creation-date>
    <meta:editing-duration>PT7M42S</meta:editing-duration>
    <meta:editing-cycles>3</meta:editing-cycles>
    <meta:generator>LibreOffice/7.3.6.2$Linux_X86_64 LibreOffice_project/30$Build-2</meta:generator>
    <dc:title>Midnightblue</dc:title>
    <dc:date>2022-10-20T12:28:28.240565198</dc:date>
    <meta:document-statistic meta:object-count="65"/>
  </office:meta>
</office:document-meta>
</file>